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206c9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22f8a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2eb1f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206c9" officeooo:paragraph-rsid="001206c9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206c9" officeooo:paragraph-rsid="001206c9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22f8a" officeooo:paragraph-rsid="00122f8a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22f8a" officeooo:paragraph-rsid="001206c9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2eb1f" officeooo:paragraph-rsid="0012eb1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3529a" officeooo:paragraph-rsid="0013529a" style:font-size-asian="12.25pt" style:font-weight-asian="normal" style:font-size-complex="14pt" style:font-weight-complex="normal"/>
    </style:style>
    <style:style style:name="T1" style:family="text">
      <style:text-properties fo:font-weight="normal" officeooo:rsid="001206c9" style:font-weight-asian="normal" style:font-weight-complex="normal"/>
    </style:style>
    <style:style style:name="T2" style:family="text">
      <style:text-properties fo:font-weight="normal" officeooo:rsid="00122f8a" style:font-weight-asian="normal" style:font-weight-complex="normal"/>
    </style:style>
    <style:style style:name="T3" style:family="text">
      <style:text-properties fo:font-weight="normal" officeooo:rsid="0012eb1f" style:font-weight-asian="normal" style:font-weight-complex="normal"/>
    </style:style>
    <style:style style:name="T4" style:family="text">
      <style:text-properties officeooo:rsid="0012eb1f"/>
    </style:style>
    <style:style style:name="T5" style:family="text">
      <style:text-properties officeooo:rsid="00153e44"/>
    </style:style>
    <style:style style:name="T6" style:family="text">
      <style:text-properties officeooo:rsid="00168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IETTIVI:</text:p>
      <text:p text:style-name="P5"/>
      <text:p text:style-name="P5">LIBRERIA FUNZIONI GESTIONE FILE LOG:</text:p>
      <text:p text:style-name="P5"/>
      <text:p text:style-name="P1"><text:span text:style-name="T1">1)creazione file log<text:tab/><text:tab/></text:span><text:span text:style-name="T2">usare le derivate per scrittura a caratteri dei file</text:span></text:p>
      <text:p text:style-name="P5"><text:tab/>come: se esiste già</text:p>
      <text:p text:style-name="P6">usalo altrimenti crealo nuovo</text:p>
      <text:p text:style-name="P5"/>
      <text:p text:style-name="P6">2)gestione scrittura sui log</text:p>
      <text:p text:style-name="P2"><text:span text:style-name="T1">- se </text:span><text:span text:style-name="T2">file di log </text:span><text:span text:style-name="T1">minore di tot righe continua ad usare lo stesso file (append)</text:span></text:p>
      <text:p text:style-name="P2"><text:span text:style-name="T1">- sennò: </text:span><text:span text:style-name="T2">fai lo store dell'ultimo log e crea un nuovo file di log</text:span></text:p>
      <text:p text:style-name="P6"/>
      <text:p text:style-name="P6">next sviluppi: una volta raggiunto un numero di thread x vanno zippati e sistemati da qualche parte</text:p>
      <text:p text:style-name="P6">chiedere se nel makefile posso fare la parte di installer</text:p>
      <text:p text:style-name="P7"/>
      <text:p text:style-name="P3"><text:span text:style-name="T4">COME PROCEDO</text:span><text:span text:style-name="T3">:</text:span></text:p>
      <text:p text:style-name="P8">MAKEFILE: realizzo l'installazione della cartella <text:span text:style-name="T5">(fatto, </text:span><text:span text:style-name="T6"><text:s/>ma va fixata la fopen</text:span><text:span text:style-name="T5">)</text:span></text:p>
      <text:p text:style-name="P8">CREAZIONE: prima scrivo un codice per la creazione di file in un dato un percorso;</text:p>
      <text:p text:style-name="P8">poi raffino aggiungendo uno stream di input output su questo file con controlli su esistenza percorsi e file;</text:p>
      <text:p text:style-name="P8">CONTROLLO E GESTIONE</text:p>
      <text:p text:style-name="P8">dato un file leggo quante righe ha già scritto e implemento la policy di gestione</text:p>
      <text:p text:style-name="P8"/>
      <text:p text:style-name="P9">inizializzione stream di log</text:p>
      <text:p text:style-name="P9">lettura e scrittura dello stream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zo </meta:initial-creator>
    <meta:creation-date>2013-04-18T09:52:17</meta:creation-date>
    <dc:date>2013-04-18T13:59:59</dc:date>
    <dc:creator>lorenzo </dc:creator>
    <meta:editing-duration>PT49M30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1" meta:paragraph-count="18" meta:word-count="160" meta:character-count="942" meta:non-whitespace-character-count="797"/>
  </office:meta>
</office:document-meta>
</file>